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9999"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2cm solid #000000"/>
      <style:text-properties style:use-window-font-color="true"/>
    </style:style>
    <style:style style:name="ce6" style:family="table-cell" style:parent-style-name="Default">
      <style:table-cell-properties fo:background-color="#999999" fo:border="0.002cm solid #000000"/>
    </style:style>
    <style:style style:name="ce7" style:family="table-cell" style:parent-style-name="Default" style:data-style-name="N108">
      <style:table-cell-properties fo:border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ce2"/>
        <table:table-column table:style-name="co2" table:default-cell-style-name="Default"/>
        <table:table-column table:style-name="co2" table:number-columns-repeated="2" table:default-cell-style-name="ce2"/>
        <table:table-row table:style-name="ro1">
          <table:table-cell table:style-name="ce1" office:value-type="string">
            <text:p>データ</text:p>
          </table:table-cell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style-name="ce2"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 table:number-columns-repeated="2" office:value-type="float" office:value="46">
            <text:p>46</text:p>
          </table:table-cell>
          <table:table-cell table:style-name="ce2" office:value-type="float" office:value="63">
            <text:p>63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style-name="ce2" office:value-type="float" office:value="53">
            <text:p>53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table:style-name="ce2"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table:style-name="ce2" office:value-type="float" office:value="69">
            <text:p>69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office:value-type="float" office:value="51">
            <text:p>51</text:p>
          </table:table-cell>
          <table:table-cell table:style-name="ce2" office:value-type="float" office:value="69">
            <text:p>69</text:p>
          </table:table-cell>
          <table:table-cell office:value-type="float" office:value="58">
            <text:p>58</text:p>
          </table:table-cell>
          <table:table-cell office:value-type="float" office:value="47">
            <text:p>47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table:style-name="ce2"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61">
            <text:p>61</text:p>
          </table:table-cell>
          <table:table-cell table:number-columns-repeated="2" office:value-type="float" office:value="55">
            <text:p>55</text:p>
          </table:table-cell>
          <table:table-cell office:value-type="float" office:value="48">
            <text:p>48</text:p>
          </table:table-cell>
          <table:table-cell table:style-name="ce2"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float" office:value="47">
            <text:p>47</text:p>
          </table:table-cell>
          <table:table-cell office:value-type="float" office:value="55">
            <text:p>55</text:p>
          </table:table-cell>
          <table:table-cell table:style-name="ce2"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2" office:value-type="float" office:value="50">
            <text:p>50</text:p>
          </table:table-cell>
          <table:table-cell office:value-type="float" office:value="54">
            <text:p>54</text:p>
          </table:table-cell>
          <table:table-cell table:style-name="ce2" office:value-type="float" office:value="55">
            <text:p>55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 table:style-name="ce1" office:value-type="string">
            <text:p>度数分布表</text:p>
          </table:table-cell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階級</text:p>
          </table:table-cell>
          <table:table-cell table:style-name="ce3" office:value-type="string">
            <text:p>階級値</text:p>
          </table:table-cell>
          <table:table-cell table:style-name="ce3" office:value-type="string">
            <text:p>度数</text:p>
          </table:table-cell>
          <table:table-cell table:style-name="ce3" office:value-type="string">
            <text:p>相対度数</text:p>
          </table:table-cell>
          <table:table-cell table:style-name="ce3" office:value-type="string">
            <text:p>累積度数</text:p>
          </table:table-cell>
          <table:table-cell/>
          <table:table-cell table:style-name="ce4" office:value-type="string">
            <text:p>始値</text:p>
          </table:table-cell>
          <table:table-cell table:style-name="ce4" office:value-type="string">
            <text:p>終値</text:p>
          </table:table-cell>
        </table:table-row>
        <table:table-row table:style-name="ro2">
          <table:table-cell/>
          <table:table-cell office:value-type="string">
            <text:p>36 ～ 40</text:p>
          </table:table-cell>
          <table:table-cell table:formula="of:= AVERAGE([.H15]; [.I15])" office:value-type="float" office:value="38">
            <text:p>38</text:p>
          </table:table-cell>
          <table:table-cell table:style-name="ce5" table:formula="of:=COUNTIFS(データ; &quot;&gt;=&quot; &amp; [.H15]; データ; &quot;&lt;=&quot; &amp; [.I15])" office:value-type="float" office:value="3">
            <text:p>3</text:p>
          </table:table-cell>
          <table:table-cell table:style-name="ce7" table:formula="of:= [.D15] / [.$D$22]" office:value-type="float" office:value="0.0375">
            <text:p>0.0375</text:p>
          </table:table-cell>
          <table:table-cell table:formula="of:= SUM([.D$15:.D15])" office:value-type="float" office:value="3">
            <text:p>3</text:p>
          </table:table-cell>
          <table:table-cell/>
          <table:table-cell table:style-name="ce6" office:value-type="float" office:value="36">
            <text:p>36</text:p>
          </table:table-cell>
          <table:table-cell table:style-name="ce6" office:value-type="float" office:value="40">
            <text:p>40</text:p>
          </table:table-cell>
        </table:table-row>
        <table:table-row table:style-name="ro2">
          <table:table-cell/>
          <table:table-cell office:value-type="string">
            <text:p>41 ～ 45</text:p>
          </table:table-cell>
          <table:table-cell table:formula="of:= AVERAGE([.H16]; [.I16])" office:value-type="float" office:value="43">
            <text:p>43</text:p>
          </table:table-cell>
          <table:table-cell table:style-name="ce5" table:formula="of:=COUNTIFS(データ; &quot;&gt;=&quot; &amp; [.H16]; データ; &quot;&lt;=&quot; &amp; [.I16])" office:value-type="float" office:value="11">
            <text:p>11</text:p>
          </table:table-cell>
          <table:table-cell table:style-name="ce7" table:formula="of:= [.D16] / [.$D$22]" office:value-type="float" office:value="0.1375">
            <text:p>0.1375</text:p>
          </table:table-cell>
          <table:table-cell table:formula="of:= SUM([.D$15:.D16])" office:value-type="float" office:value="14">
            <text:p>14</text:p>
          </table:table-cell>
          <table:table-cell/>
          <table:table-cell table:style-name="ce6" office:value-type="float" office:value="41">
            <text:p>41</text:p>
          </table:table-cell>
          <table:table-cell table:style-name="ce6" office:value-type="float" office:value="45">
            <text:p>45</text:p>
          </table:table-cell>
        </table:table-row>
        <table:table-row table:style-name="ro2">
          <table:table-cell/>
          <table:table-cell office:value-type="string">
            <text:p>46 ～ 50</text:p>
          </table:table-cell>
          <table:table-cell table:formula="of:= AVERAGE([.H17]; [.I17])" office:value-type="float" office:value="48">
            <text:p>48</text:p>
          </table:table-cell>
          <table:table-cell table:style-name="ce5" table:formula="of:=COUNTIFS(データ; &quot;&gt;=&quot; &amp; [.H17]; データ; &quot;&lt;=&quot; &amp; [.I17])" office:value-type="float" office:value="33">
            <text:p>33</text:p>
          </table:table-cell>
          <table:table-cell table:style-name="ce7" table:formula="of:= [.D17] / [.$D$22]" office:value-type="float" office:value="0.4125">
            <text:p>0.4125</text:p>
          </table:table-cell>
          <table:table-cell table:formula="of:= SUM([.D$15:.D17])" office:value-type="float" office:value="47">
            <text:p>47</text:p>
          </table:table-cell>
          <table:table-cell/>
          <table:table-cell table:style-name="ce6" office:value-type="float" office:value="46">
            <text:p>46</text:p>
          </table:table-cell>
          <table:table-cell table:style-name="ce6" office:value-type="float" office:value="50">
            <text:p>50</text:p>
          </table:table-cell>
        </table:table-row>
        <table:table-row table:style-name="ro2">
          <table:table-cell/>
          <table:table-cell office:value-type="string">
            <text:p>51 ～ 55</text:p>
          </table:table-cell>
          <table:table-cell table:formula="of:= AVERAGE([.H18]; [.I18])" office:value-type="float" office:value="53">
            <text:p>53</text:p>
          </table:table-cell>
          <table:table-cell table:style-name="ce5" table:formula="of:=COUNTIFS(データ; &quot;&gt;=&quot; &amp; [.H18]; データ; &quot;&lt;=&quot; &amp; [.I18])" office:value-type="float" office:value="19">
            <text:p>19</text:p>
          </table:table-cell>
          <table:table-cell table:style-name="ce7" table:formula="of:= [.D18] / [.$D$22]" office:value-type="float" office:value="0.2375">
            <text:p>0.2375</text:p>
          </table:table-cell>
          <table:table-cell table:formula="of:= SUM([.D$15:.D18])" office:value-type="float" office:value="66">
            <text:p>66</text:p>
          </table:table-cell>
          <table:table-cell/>
          <table:table-cell table:style-name="ce6" office:value-type="float" office:value="51">
            <text:p>51</text:p>
          </table:table-cell>
          <table:table-cell table:style-name="ce6" office:value-type="float" office:value="55">
            <text:p>55</text:p>
          </table:table-cell>
        </table:table-row>
        <table:table-row table:style-name="ro2">
          <table:table-cell/>
          <table:table-cell office:value-type="string">
            <text:p>56 ～ 60</text:p>
          </table:table-cell>
          <table:table-cell table:formula="of:= AVERAGE([.H19]; [.I19])" office:value-type="float" office:value="58">
            <text:p>58</text:p>
          </table:table-cell>
          <table:table-cell table:style-name="ce5" table:formula="of:=COUNTIFS(データ; &quot;&gt;=&quot; &amp; [.H19]; データ; &quot;&lt;=&quot; &amp; [.I19])" office:value-type="float" office:value="7">
            <text:p>7</text:p>
          </table:table-cell>
          <table:table-cell table:style-name="ce7" table:formula="of:= [.D19] / [.$D$22]" office:value-type="float" office:value="0.0875">
            <text:p>0.0875</text:p>
          </table:table-cell>
          <table:table-cell table:formula="of:= SUM([.D$15:.D19])" office:value-type="float" office:value="73">
            <text:p>73</text:p>
          </table:table-cell>
          <table:table-cell/>
          <table:table-cell table:style-name="ce6" office:value-type="float" office:value="56">
            <text:p>56</text:p>
          </table:table-cell>
          <table:table-cell table:style-name="ce6" office:value-type="float" office:value="60">
            <text:p>60</text:p>
          </table:table-cell>
        </table:table-row>
        <table:table-row table:style-name="ro2">
          <table:table-cell/>
          <table:table-cell office:value-type="string">
            <text:p>61 ～ 65</text:p>
          </table:table-cell>
          <table:table-cell table:formula="of:= AVERAGE([.H20]; [.I20])" office:value-type="float" office:value="63">
            <text:p>63</text:p>
          </table:table-cell>
          <table:table-cell table:style-name="ce5" table:formula="of:=COUNTIFS(データ; &quot;&gt;=&quot; &amp; [.H20]; データ; &quot;&lt;=&quot; &amp; [.I20])" office:value-type="float" office:value="5">
            <text:p>5</text:p>
          </table:table-cell>
          <table:table-cell table:style-name="ce7" table:formula="of:= [.D20] / [.$D$22]" office:value-type="float" office:value="0.0625">
            <text:p>0.0625</text:p>
          </table:table-cell>
          <table:table-cell table:formula="of:= SUM([.D$15:.D20])" office:value-type="float" office:value="78">
            <text:p>78</text:p>
          </table:table-cell>
          <table:table-cell/>
          <table:table-cell table:style-name="ce6" office:value-type="float" office:value="61">
            <text:p>61</text:p>
          </table:table-cell>
          <table:table-cell table:style-name="ce6" office:value-type="float" office:value="65">
            <text:p>65</text:p>
          </table:table-cell>
        </table:table-row>
        <table:table-row table:style-name="ro2">
          <table:table-cell/>
          <table:table-cell office:value-type="string">
            <text:p>66 ～ 70</text:p>
          </table:table-cell>
          <table:table-cell table:formula="of:= AVERAGE([.H21]; [.I21])" office:value-type="float" office:value="68">
            <text:p>68</text:p>
          </table:table-cell>
          <table:table-cell table:style-name="ce5" table:formula="of:=COUNTIFS(データ; &quot;&gt;=&quot; &amp; [.H21]; データ; &quot;&lt;=&quot; &amp; [.I21])" office:value-type="float" office:value="2">
            <text:p>2</text:p>
          </table:table-cell>
          <table:table-cell table:style-name="ce7" table:formula="of:= [.D21] / [.$D$22]" office:value-type="float" office:value="0.025">
            <text:p>0.0250</text:p>
          </table:table-cell>
          <table:table-cell table:formula="of:= SUM([.D$15:.D21])" office:value-type="float" office:value="80">
            <text:p>80</text:p>
          </table:table-cell>
          <table:table-cell/>
          <table:table-cell table:style-name="ce6" office:value-type="float" office:value="66">
            <text:p>66</text:p>
          </table:table-cell>
          <table:table-cell table:style-name="ce6" office:value-type="float" office:value="70">
            <text:p>70</text:p>
          </table:table-cell>
        </table:table-row>
        <table:table-row table:style-name="ro1">
          <table:table-cell/>
          <table:table-cell table:style-name="Default"/>
          <table:table-cell table:style-name="ce4" office:value-type="string">
            <text:p>累計</text:p>
          </table:table-cell>
          <table:table-cell table:style-name="ce6" office:value-type="float" office:value="80">
            <text:p>80</text:p>
          </table:table-cell>
          <table:table-cell table:style-name="ce6" table:formula="of:= SUM([.E15:.E21])" office:value-type="float" office:value="1">
            <text:p>1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2"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>
            <draw:frame table:end-cell-address="Sheet1.I45" table:end-x="0.169cm" table:end-y="0.302cm" draw:z-index="0" draw:style-name="gr1" draw:text-style-name="P1" svg:width="15.999cm" svg:height="8.999cm" svg:x="0.001cm" svg:y="0.335cm">
              <draw:object draw:notify-on-update-of-ranges="Sheet1.C15:Sheet1.C21 Sheet1.D15:Sheet1.D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4"/>
          <table:table-cell/>
          <table:table-cell table:style-name="Default" table:number-columns-repeated="2"/>
        </table:table-row>
      </table:table>
      <table:database-ranges>
        <table:database-range table:name="データ" table:target-range-address="Sheet1.B2:Sheet1.I11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3">2019/10/23</text:date>, <text:time>12:00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1:11:21.90</meta:creation-date>
    <dc:date>2019-10-23T12:00:04.47</dc:date>
    <meta:editing-duration>PT17M55S</meta:editing-duration>
    <meta:editing-cycles>2</meta:editing-cycles>
    <meta:generator>OpenOffice/4.1.6$Win32 OpenOffice.org_project/416m1$Build-9790</meta:generator>
    <meta:document-statistic meta:table-count="1" meta:cell-count="1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92cm" svg:y="0.315cm" chart:style-name="ch2">
          <text:p>ヒストグラム</text:p>
        </chart:title>
        <chart:plot-area chart:style-name="ch3" table:cell-range-address="Sheet1.C15:Sheet1.D21" chart:data-source-has-labels="column" svg:x="1.279cm" svg:y="1.582cm" svg:width="14.081cm" svg:height="6.309cm">
          <chartooo:coordinate-region svg:x="1.9cm" svg:y="1.794cm" svg:width="13.46cm" svg:height="5.424cm"/>
          <chart:axis chart:dimension="x" chart:name="primary-x" chart:style-name="ch4" chartooo:axis-type="auto">
            <chartooo:date-scale/>
            <chart:title svg:x="7.785cm" svg:y="8.071cm" chart:style-name="ch5">
              <text:p>階級値</text:p>
            </chart:title>
            <chart:categories table:cell-range-address="Sheet1.C15:Sheet1.C21"/>
          </chart:axis>
          <chart:axis chart:dimension="y" chart:name="primary-y" chart:style-name="ch6">
            <chart:title svg:x="0.451cm" svg:y="5.111cm" chart:style-name="ch7">
              <text:p>度数</text:p>
            </chart:title>
            <chart:grid chart:style-name="ch8" chart:class="major"/>
          </chart:axis>
          <chart:series chart:style-name="ch9" chart:values-cell-range-address="Sheet1.D15:Sheet1.D2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float" office:value="38">
                <text:p>40</text:p>
                <draw:g>
                  <svg:desc>Sheet1.C15:Sheet1.C21</svg:desc>
                </draw:g>
              </table:table-cell>
              <table:table-cell office:value-type="float" office:value="3">
                <text:p>3</text:p>
                <draw:g>
                  <svg:desc>Sheet1.D15:Sheet1.D21</svg:desc>
                </draw:g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